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6fc47" officeooo:paragraph-rsid="0016fc47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6fc47" style:font-size-asian="18pt" style:font-style-asian="normal" style:font-weight-asian="normal" style:font-size-complex="18pt"/>
    </style:style>
    <style:style style:name="T5" style:family="text">
      <style:text-properties officeooo:rsid="0016fc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The People’s Assembly, convening on the </text:span><text:span text:style-name="T4">25th</text:span><text:span text:style-name="T3"> of </text:span><text:span text:style-name="T4">November</text:span><text:span text:style-name="T3"> 2020 under the </text:span><text:span text:style-name="T4">33rd</text:span><text:span text:style-name="T3"> PA Meeting.</text:span></text:p>
      <text:p text:style-name="P1"/>
      <text:p text:style-name="P1">The Assembly, recognising the current situation,</text:p>
      <text:p text:style-name="P1"/>
      <text:p text:style-name="P3">Constitutes the need to remove Ender_Sheeper from being a speaker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3">ChairmanSteven</text:p>
      <text:p text:style-name="P1"/>
      <text:p text:style-name="P1"/>
      <text:p text:style-name="P1"/>
      <text:p text:style-name="Standard"><text:span text:style-name="T1">[</text:span><text:span text:style-name="T2">Motion 33-8: To remove Ender_Sheeper as speak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26T09:40:57.241514759</dc:date>
    <meta:editing-duration>PT1M26S</meta:editing-duration>
    <meta:editing-cycles>3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8" meta:word-count="44" meta:character-count="295" meta:non-whitespace-character-count="259"/>
  </office:meta>
</office:document-meta>
</file>